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c0fb" officeooo:paragraph-rsid="001bc0fb"/>
    </style:style>
    <style:style style:name="P2" style:family="paragraph" style:parent-style-name="Standard">
      <style:paragraph-properties fo:text-align="start" style:justify-single-word="false"/>
      <style:text-properties officeooo:rsid="001bc0fb" officeooo:paragraph-rsid="002d59de"/>
    </style:style>
    <style:style style:name="P3" style:family="paragraph" style:parent-style-name="Standard">
      <style:paragraph-properties fo:text-align="end" style:justify-single-word="false"/>
      <style:text-properties fo:font-style="italic" officeooo:rsid="001bc0fb" officeooo:paragraph-rsid="001bc0fb" style:font-style-asian="italic" style:font-style-complex="italic"/>
    </style:style>
    <style:style style:name="P4" style:family="paragraph" style:parent-style-name="Standard">
      <style:paragraph-properties fo:text-align="center" style:justify-single-word="false"/>
      <style:text-properties fo:font-size="14pt" fo:font-weight="bold" officeooo:rsid="001bc0fb" officeooo:paragraph-rsid="001bc0fb"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text-position="0% 100%" fo:font-style="normal" fo:font-weight="bold" officeooo:rsid="001bc0fb" officeooo:paragraph-rsid="001efe99"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text-position="0% 100%" fo:font-style="normal" fo:font-weight="normal" officeooo:rsid="0025305d" officeooo:paragraph-rsid="0025305d" style:font-style-asian="normal" style:font-weight-asian="normal" style:font-style-complex="normal" style:font-weight-complex="normal"/>
    </style:style>
    <style:style style:name="P7" style:family="paragraph" style:parent-style-name="Standard">
      <style:text-properties officeooo:rsid="0025305d" officeooo:paragraph-rsid="0035e977"/>
    </style:style>
    <style:style style:name="P8" style:family="paragraph" style:parent-style-name="Standard">
      <style:text-properties officeooo:rsid="00375ec4" officeooo:paragraph-rsid="0035e977"/>
    </style:style>
    <style:style style:name="P9" style:family="paragraph" style:parent-style-name="Standard">
      <style:text-properties officeooo:paragraph-rsid="003e5b24"/>
    </style:style>
    <style:style style:name="P10" style:family="paragraph" style:parent-style-name="Standard">
      <style:text-properties officeooo:rsid="003fa499" officeooo:paragraph-rsid="003fa499"/>
    </style:style>
    <style:style style:name="T1" style:family="text">
      <style:text-properties style:text-position="super 58%" fo:font-style="normal" style:font-style-asian="normal" style:font-style-complex="normal"/>
    </style:style>
    <style:style style:name="T2" style:family="text">
      <style:text-properties style:text-position="0% 100%" fo:font-style="normal" style:font-style-asian="normal" style:font-style-complex="normal"/>
    </style:style>
    <style:style style:name="T3" style:family="text">
      <style:text-properties style:text-position="0% 100%" fo:font-style="normal" officeooo:rsid="0024f5bf" style:font-style-asian="normal" style:font-style-complex="normal"/>
    </style:style>
    <style:style style:name="T4" style:family="text">
      <style:text-properties style:text-position="0% 100%" fo:font-style="normal" officeooo:rsid="002570be" style:font-style-asian="normal" style:font-style-complex="normal"/>
    </style:style>
    <style:style style:name="T5" style:family="text">
      <style:text-properties style:text-position="0% 100%" fo:font-style="normal" officeooo:rsid="00259c14" style:font-style-asian="normal" style:font-style-complex="normal"/>
    </style:style>
    <style:style style:name="T6" style:family="text">
      <style:text-properties officeooo:rsid="001efe99"/>
    </style:style>
    <style:style style:name="T7" style:family="text">
      <style:text-properties fo:font-style="normal" style:font-style-asian="normal" style:font-style-complex="normal"/>
    </style:style>
    <style:style style:name="T8" style:family="text">
      <style:text-properties officeooo:rsid="003dd278"/>
    </style:style>
    <style:style style:name="T9" style:family="text">
      <style:text-properties officeooo:rsid="0025305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CSE231 (Operating Systems) Assignment 4 : OS Impact Analysis</text:p>
      <text:p text:style-name="P1"/>
      <text:p text:style-name="P3">Anshuman Suri (2014021)</text:p>
      <text:p text:style-name="P3"/>
      <text:p text:style-name="P3"/>
      <text:p text:style-name="P3"/>
      <text:p text:style-name="P2"><text:span text:style-name="T7">All of the counters were made to count up to 10</text:span><text:span text:style-name="T1">9</text:span><text:span text:style-name="T2"> (averaged over 50 iterations to account for other running programs) using 'x' threads, where 'x' was varied in [2,10]. The following are the results (data plots with their analysis).</text:span><text:span text:style-name="T3">All tests were run on a machine with 8 virtual cores </text:span><text:span text:style-name="T4">@ 2.8G</text:span><text:span text:style-name="T5">H</text:span><text:span text:style-name="T4">z (Turbo Boost upto 3.2GHz)</text:span></text:p>
      <text:p text:style-name="P1"/>
      <text:p text:style-name="P1"/>
      <text:p text:style-name="P5">Thread safe <text:s/><text:span text:style-name="T6">(Semaphore) </text:span>:</text:p>
      <text:p text:style-name="P5"/>
      <text:p text:style-name="P6">The method of using semaphores for counting uses locks for non-atomic operations and is thread safe.So, correctness is maintained for any number of threads.</text:p>
      <text:p text:style-name="P5"/>
      <text:p text:style-name="P9"><draw:frame draw:style-name="fr1" draw:name="Object3" text:anchor-type="paragraph" svg:width="15.998cm" svg:height="8.999cm" draw:z-index="0"><draw:object xlink:href="./Object 3" xlink:type="simple" xlink:show="embed" xlink:actuate="onLoad"/><draw:image xlink:href="./ObjectReplacements/Object 3" xlink:type="simple" xlink:show="embed" xlink:actuate="onLoad"/><svg:desc>chart</svg:desc></draw:frame><text:span text:style-name="T9">The performance,however, seems to be worse than a thread safe counter using locks, even though mutex locks and semaphores block any calling threads which do not own the lock for the critical section.This is because the overhead of semaphores is a lot more than the overhead of a mutex lock.</text:span></text:p>
      <text:p text:style-name="P10">Semaphores are designed to be shared between different processes.So the value of a semaphore is stored somewhere else.Hence, the overhead of accessing that value and changing it makes it slower than a mutex lock.Moreover, a semaphore will switch to kernel as soon as it encounters a wait() or post().On the other hand, a mutex lock will do so only if the the code it accesses is locked by another process.</text:p>
      <text:p text:style-name="P7"/>
      <text:p text:style-name="P8">So, the performance of the semaphore based lock decreases with time,whereas correctness remains the same.To sum it up,for the given machine and task, using a spin-lock based counter (with 4 thr<text:span text:style-name="T8">ea</text:span>ds) turns out to be the optimal so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20:04:19.660299624</meta:creation-date>
    <dc:date>2015-11-11T23:33:43.416913146</dc:date>
    <meta:editing-duration>PT1H38M29S</meta:editing-duration>
    <meta:editing-cycles>28</meta:editing-cycles>
    <meta:generator>LibreOffice/4.4.6.3$Linux_X86_64 LibreOffice_project/40m0$Build-3</meta:generator>
    <meta:document-statistic meta:table-count="0" meta:image-count="0" meta:object-count="1" meta:page-count="1" meta:paragraph-count="8" meta:word-count="254" meta:character-count="1515" meta:non-whitespace-character-count="1267"/>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458cm" svg:y="3.702cm" style:legend-expansion="high" chart:style-name="ch2"/>
        <chart:plot-area chart:style-name="ch3" chart:data-source-has-labels="both" svg:x="0.319cm" svg:y="0.179cm" svg:width="11.82cm" svg:height="8.641cm">
          <chartooo:coordinate-region svg:x="1.126cm" svg:y="0.378cm" svg:width="10.826cm" svg:height="7.795cm"/>
          <chart:axis chart:dimension="x" chart:name="primary-x" chart:style-name="ch4" chartooo:axis-type="auto">
            <chartooo:date-scale/>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B$2:.$B$10" chart:label-cell-address="local-table.$B$1" chart:class="chart:line">
            <chart:data-point chart:repeated="9"/>
          </chart:series>
          <chart:series chart:style-name="ch8" chart:values-cell-range-address="local-table.$C$2:.$C$10" chart:label-cell-address="local-table.$C$1" chart:class="chart:line">
            <chart:data-point chart:repeated="9"/>
          </chart:series>
          <chart:series chart:style-name="ch9" chart:values-cell-range-address="local-table.$D$2:.$D$10" chart:label-cell-address="local-table.$D$1" chart:class="chart:line">
            <chart:data-point chart:repeated="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hread unsafe</text:p>
              </table:table-cell>
              <table:table-cell office:value-type="string">
                <text:p>Thread safe</text:p>
              </table:table-cell>
              <table:table-cell office:value-type="string">
                <text:p>Semaphore</text:p>
              </table:table-cell>
            </table:table-row>
          </table:table-header-rows>
          <table:table-rows>
            <table:table-row>
              <table:table-cell office:value-type="string">
                <text:p>2</text:p>
              </table:table-cell>
              <table:table-cell office:value-type="float" office:value="8.913538">
                <text:p>8.913538</text:p>
              </table:table-cell>
              <table:table-cell office:value-type="float" office:value="102.292889">
                <text:p>102.292889</text:p>
              </table:table-cell>
              <table:table-cell office:value-type="float" office:value="132.320665">
                <text:p>132.320665</text:p>
              </table:table-cell>
            </table:table-row>
            <table:table-row>
              <table:table-cell office:value-type="string">
                <text:p>3</text:p>
              </table:table-cell>
              <table:table-cell office:value-type="float" office:value="10.481703">
                <text:p>10.481703</text:p>
              </table:table-cell>
              <table:table-cell office:value-type="float" office:value="126.399449">
                <text:p>126.399449</text:p>
              </table:table-cell>
              <table:table-cell office:value-type="float" office:value="182.987845">
                <text:p>182.987845</text:p>
              </table:table-cell>
            </table:table-row>
            <table:table-row>
              <table:table-cell office:value-type="string">
                <text:p>4</text:p>
              </table:table-cell>
              <table:table-cell office:value-type="float" office:value="11.467215">
                <text:p>11.467215</text:p>
              </table:table-cell>
              <table:table-cell office:value-type="float" office:value="101.334557">
                <text:p>101.334557</text:p>
              </table:table-cell>
              <table:table-cell office:value-type="float" office:value="250.869094">
                <text:p>250.869094</text:p>
              </table:table-cell>
            </table:table-row>
            <table:table-row>
              <table:table-cell office:value-type="string">
                <text:p>5</text:p>
              </table:table-cell>
              <table:table-cell office:value-type="float" office:value="9.9821">
                <text:p>9.9821</text:p>
              </table:table-cell>
              <table:table-cell office:value-type="float" office:value="120.671743">
                <text:p>120.671743</text:p>
              </table:table-cell>
              <table:table-cell office:value-type="float" office:value="304.995202">
                <text:p>304.995202</text:p>
              </table:table-cell>
            </table:table-row>
            <table:table-row>
              <table:table-cell office:value-type="string">
                <text:p>6</text:p>
              </table:table-cell>
              <table:table-cell office:value-type="float" office:value="9.341297">
                <text:p>9.341297</text:p>
              </table:table-cell>
              <table:table-cell office:value-type="float" office:value="163.378637">
                <text:p>163.378637</text:p>
              </table:table-cell>
              <table:table-cell office:value-type="float" office:value="348.144368">
                <text:p>348.144368</text:p>
              </table:table-cell>
            </table:table-row>
            <table:table-row>
              <table:table-cell office:value-type="string">
                <text:p>7</text:p>
              </table:table-cell>
              <table:table-cell office:value-type="float" office:value="7.490394">
                <text:p>7.490394</text:p>
              </table:table-cell>
              <table:table-cell office:value-type="float" office:value="191.799784">
                <text:p>191.799784</text:p>
              </table:table-cell>
              <table:table-cell office:value-type="float" office:value="366.279513">
                <text:p>366.279513</text:p>
              </table:table-cell>
            </table:table-row>
            <table:table-row>
              <table:table-cell office:value-type="string">
                <text:p>8</text:p>
              </table:table-cell>
              <table:table-cell office:value-type="float" office:value="6.108258">
                <text:p>6.108258</text:p>
              </table:table-cell>
              <table:table-cell office:value-type="float" office:value="212.798857">
                <text:p>212.798857</text:p>
              </table:table-cell>
              <table:table-cell office:value-type="float" office:value="376.973029">
                <text:p>376.973029</text:p>
              </table:table-cell>
            </table:table-row>
            <table:table-row>
              <table:table-cell office:value-type="string">
                <text:p>9</text:p>
              </table:table-cell>
              <table:table-cell office:value-type="float" office:value="6.135759">
                <text:p>6.135759</text:p>
              </table:table-cell>
              <table:table-cell office:value-type="float" office:value="204.706534">
                <text:p>204.706534</text:p>
              </table:table-cell>
              <table:table-cell office:value-type="float" office:value="384.597169">
                <text:p>384.597169</text:p>
              </table:table-cell>
            </table:table-row>
            <table:table-row>
              <table:table-cell office:value-type="string">
                <text:p>10</text:p>
              </table:table-cell>
              <table:table-cell office:value-type="float" office:value="6.144859">
                <text:p>6.144859</text:p>
              </table:table-cell>
              <table:table-cell office:value-type="float" office:value="211.435763">
                <text:p>211.435763</text:p>
              </table:table-cell>
              <table:table-cell office:value-type="float" office:value="390.498441">
                <text:p>390.49844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